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4.339cm" fo:margin-left="4.26cm"/>
    </style:style>
    <style:style style:name="Column3" style:family="table-column">
      <style:table-column-properties style:column-width="1.482cm"/>
    </style:style>
    <style:style style:name="Column4" style:family="table-column">
      <style:table-column-properties style:column-width="1.693cm"/>
    </style:style>
    <style:style style:name="Column5" style:family="table-column">
      <style:table-column-properties style:column-width="1.164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2.806cm" fo:margin-left="2.037cm"/>
    </style:style>
    <style:style style:name="Column6" style:family="table-column">
      <style:table-column-properties style:column-width="3.413cm"/>
    </style:style>
    <style:style style:name="Column7" style:family="table-column">
      <style:table-column-properties style:column-width="9.393cm"/>
    </style:style>
    <style:style style:name="Row7" style:family="table-row"/>
    <style:style style:name="Cell13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4.815cm" fo:margin-left="5.08cm"/>
    </style:style>
    <style:style style:name="Column8" style:family="table-column">
      <style:table-column-properties style:column-width="0.952cm"/>
    </style:style>
    <style:style style:name="Column9" style:family="table-column">
      <style:table-column-properties style:column-width="3.863cm"/>
    </style:style>
    <style:style style:name="Row1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9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1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6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10" style:family="table-column">
      <style:table-column-properties style:column-width="17.59cm"/>
    </style:style>
    <style:style style:name="Row22" style:family="table-row"/>
    <style:style style:name="Cell4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4.921cm" fo:margin-left="5.08cm"/>
    </style:style>
    <style:style style:name="Column11" style:family="table-column">
      <style:table-column-properties style:column-width="0.952cm"/>
    </style:style>
    <style:style style:name="Column12" style:family="table-column">
      <style:table-column-properties style:column-width="3.969cm"/>
    </style:style>
    <style:style style:name="Row24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line-height="100%" style:writing-mode="lr-tb"/>
    </style:style>
    <style:style style:name="P102" style:family="paragraph" style:parent-style-name="Standard">
      <style:paragraph-properties fo:break-before="auto" fo:line-height="100%" style:writing-mode="lr-tb"/>
    </style:style>
    <style:style style:name="P10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13" style:family="table-column">
      <style:table-column-properties style:column-width="17.59cm"/>
    </style:style>
    <style:style style:name="Row35" style:family="table-row"/>
    <style:style style:name="Cell6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4.921cm" fo:margin-left="5.08cm"/>
    </style:style>
    <style:style style:name="Column14" style:family="table-column">
      <style:table-column-properties style:column-width="0.952cm"/>
    </style:style>
    <style:style style:name="Column15" style:family="table-column">
      <style:table-column-properties style:column-width="3.969cm"/>
    </style:style>
    <style:style style:name="Row37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8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Advanced</text:span></text:p>
      <text:p text:style-name="P4"/>
      <text:p text:style-name="P5"><text:span text:style-name="T5_1">Quiz</text:span><text:span text:style-name="T5_2"><text:s/>7:<text:s/></text:span><text:span text:style-name="T5_3">Application</text:span><text:span text:style-name="T5_4"><text:s/></text:span><text:span text:style-name="T5_5">Of</text:span><text:span text:style-name="T5_6"><text:s/></text:span><text:span text:style-name="T5_7">Data</text:span><text:span text:style-name="T5_8"><text:s/></text:span><text:span text:style-name="T5_9">Structure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seventh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Advanced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A</text:span><text:span text:style-name="T15_2"><text:s/></text:span><text:span text:style-name="T15_3">TIC</text:span><text:span text:style-name="T15_4">-</text:span><text:span text:style-name="T15_5">TAC</text:span><text:span text:style-name="T15_6">-</text:span><text:span text:style-name="T15_7">TOE</text:span><text:span text:style-name="T15_8"><text:s/></text:span><text:span text:style-name="T15_9">game</text:span><text:span text:style-name="T15_10"><text:s/></text:span><text:span text:style-name="T15_11">is</text:span><text:span text:style-name="T15_12"><text:s/></text:span><text:span text:style-name="T15_13">in</text:span><text:span text:style-name="T15_14"><text:s/></text:span><text:span text:style-name="T15_15">progress</text:span><text:span text:style-name="T15_16">.<text:s/></text:span><text:span text:style-name="T15_17">The</text:span><text:span text:style-name="T15_18"><text:s/></text:span><text:span text:style-name="T15_19">board</text:span><text:span text:style-name="T15_20"><text:s/></text:span><text:span text:style-name="T15_21">currently</text:span><text:span text:style-name="T15_22"><text:s/></text:span><text:span text:style-name="T15_23">looks</text:span><text:span text:style-name="T15_24"><text:s/></text:span><text:span text:style-name="T15_25">like</text:span><text:span text:style-name="T15_26"><text:s/></text:span><text:span text:style-name="T15_27">this</text:span><text:span text:style-name="T15_28">.</text:span></text:p>
            <text:p text:style-name="P16"/>
            <table:table table:style-name="Table3">
              <table:table-column table:style-name="Column3"/>
              <table:table-column table:style-name="Column4"/>
              <table:table-column table:style-name="Column5"/>
              <table:table-row table:style-name="Row4">
                <table:table-cell table:style-name="Cell4">
                  <text:p text:style-name="P17"><text:span text:style-name="T17_1">X</text:span></text:p>
                </table:table-cell>
                <table:table-cell table:style-name="Cell5">
                  <text:p text:style-name="P18"/>
                </table:table-cell>
                <table:table-cell table:style-name="Cell6">
                  <text:p text:style-name="P19"/>
                </table:table-cell>
              </table:table-row>
              <table:table-row table:style-name="Row5">
                <table:table-cell table:style-name="Cell7">
                  <text:p text:style-name="P20"/>
                </table:table-cell>
                <table:table-cell table:style-name="Cell8">
                  <text:p text:style-name="P21"><text:span text:style-name="T21_1">X</text:span></text:p>
                </table:table-cell>
                <table:table-cell table:style-name="Cell9">
                  <text:p text:style-name="P22"/>
                </table:table-cell>
              </table:table-row>
              <table:table-row table:style-name="Row6">
                <table:table-cell table:style-name="Cell10">
                  <text:p text:style-name="P23"/>
                </table:table-cell>
                <table:table-cell table:style-name="Cell11">
                  <text:p text:style-name="P24"/>
                </table:table-cell>
                <table:table-cell table:style-name="Cell12">
                  <text:p text:style-name="P25"><text:span text:style-name="T25_1">O</text:span></text:p>
                </table:table-cell>
              </table:table-row>
            </table:table>
            <text:p text:style-name="P26"/>
            <text:p text:style-name="P27"/>
            <text:p text:style-name="P28"><text:span text:style-name="T28_1">You</text:span><text:span text:style-name="T28_2"><text:s/></text:span><text:span text:style-name="T28_3">will</text:span><text:span text:style-name="T28_4"><text:s/></text:span><text:span text:style-name="T28_5">need</text:span><text:span text:style-name="T28_6"><text:s/></text:span><text:span text:style-name="T28_7">to</text:span><text:span text:style-name="T28_8"><text:s/></text:span><text:span text:style-name="T28_9">fill</text:span><text:span text:style-name="T28_10"><text:s/></text:span><text:span text:style-name="T28_11">the</text:span><text:span text:style-name="T28_12"><text:s/></text:span><text:span text:style-name="T28_13">TAC</text:span><text:span text:style-name="T28_14">_</text:span><text:span text:style-name="T28_15">TAC</text:span><text:span text:style-name="T28_16">_</text:span><text:span text:style-name="T28_17">TOE</text:span><text:span text:style-name="T28_18"><text:s/></text:span><text:span text:style-name="T28_19">list</text:span><text:span text:style-name="T28_20"><text:s/></text:span><text:span text:style-name="T28_21">in</text:span><text:span text:style-name="T28_22"><text:s/></text:span><text:span text:style-name="T28_23">the</text:span><text:span text:style-name="T28_24"><text:s/></text:span><text:span text:style-name="T28_25">answer</text:span><text:span text:style-name="T28_26"><text:s/></text:span><text:span text:style-name="T28_27">box</text:span><text:span text:style-name="T28_28"><text:s/></text:span><text:span text:style-name="T28_29">below</text:span><text:span text:style-name="T28_30"><text:s/></text:span><text:span text:style-name="T28_31">with</text:span><text:span text:style-name="T28_32"><text:s/></text:span><text:span text:style-name="T28_33">one</text:span><text:span text:style-name="T28_34"><text:s/></text:span><text:span text:style-name="T28_35">of</text:span><text:span text:style-name="T28_36"><text:s/></text:span><text:span text:style-name="T28_37">the</text:span><text:span text:style-name="T28_38"><text:s/></text:span><text:span text:style-name="T28_39">markers</text:span></text:p>
            <text:p text:style-name="P29"/>
            <text:p text:style-name="P30"/>
            <table:table table:style-name="Table4">
              <table:table-column table:style-name="Column6"/>
              <table:table-column table:style-name="Column7"/>
              <table:table-row table:style-name="Row7">
                <table:table-cell table:style-name="Cell13">
                  <text:p text:style-name="P31"><text:span text:style-name="T31_1">Marker</text:span></text:p>
                </table:table-cell>
                <table:table-cell table:style-name="Cell14">
                  <text:p text:style-name="P32"><text:span text:style-name="T32_1">Use</text:span><text:span text:style-name="T32_2"><text:s/></text:span><text:span text:style-name="T32_3">this</text:span><text:span text:style-name="T32_4"><text:s/></text:span><text:span text:style-name="T32_5">marker</text:span><text:span text:style-name="T32_6"><text:s/></text:span><text:span text:style-name="T32_7">when</text:span></text:p>
                </table:table-cell>
              </table:table-row>
              <table:table-row table:style-name="Row8">
                <table:table-cell table:style-name="Cell15">
                  <text:p text:style-name="P33"><text:span text:style-name="T33_1">EMPTY</text:span><text:span text:style-name="T33_2">_</text:span><text:span text:style-name="T33_3">SLOT</text:span></text:p>
                </table:table-cell>
                <table:table-cell table:style-name="Cell16">
                  <text:p text:style-name="P34"><text:span text:style-name="T34_1">The</text:span><text:span text:style-name="T34_2"><text:s/></text:span><text:span text:style-name="T34_3">corresponding</text:span><text:span text:style-name="T34_4"><text:s/></text:span><text:span text:style-name="T34_5">slot</text:span><text:span text:style-name="T34_6"><text:s/></text:span><text:span text:style-name="T34_7">on</text:span><text:span text:style-name="T34_8"><text:s/></text:span><text:span text:style-name="T34_9">the</text:span><text:span text:style-name="T34_10"><text:s/></text:span><text:span text:style-name="T34_11">board</text:span><text:span text:style-name="T34_12"><text:s/></text:span><text:span text:style-name="T34_13">is</text:span><text:span text:style-name="T34_14"><text:s/></text:span><text:span text:style-name="T34_15">empty</text:span></text:p>
                </table:table-cell>
              </table:table-row>
              <table:table-row table:style-name="Row9">
                <table:table-cell table:style-name="Cell17">
                  <text:p text:style-name="P35"><text:span text:style-name="T35_1">CROSS</text:span><text:span text:style-name="T35_2">_</text:span><text:span text:style-name="T35_3">SLOT</text:span></text:p>
                </table:table-cell>
                <table:table-cell table:style-name="Cell18">
                  <text:p text:style-name="P36"><text:span text:style-name="T36_1">The</text:span><text:span text:style-name="T36_2"><text:s/></text:span><text:span text:style-name="T36_3">corresponding</text:span><text:span text:style-name="T36_4"><text:s/></text:span><text:span text:style-name="T36_5">slot</text:span><text:span text:style-name="T36_6"><text:s/></text:span><text:span text:style-name="T36_7">on</text:span><text:span text:style-name="T36_8"><text:s/></text:span><text:span text:style-name="T36_9">the</text:span><text:span text:style-name="T36_10"><text:s/></text:span><text:span text:style-name="T36_11">board</text:span><text:span text:style-name="T36_12"><text:s/></text:span><text:span text:style-name="T36_13">has</text:span><text:span text:style-name="T36_14"><text:s/></text:span><text:span text:style-name="T36_15">a</text:span><text:span text:style-name="T36_16"><text:s/></text:span><text:span text:style-name="T36_17">cross</text:span></text:p>
                </table:table-cell>
              </table:table-row>
              <table:table-row table:style-name="Row10">
                <table:table-cell table:style-name="Cell19">
                  <text:p text:style-name="P37"><text:span text:style-name="T37_1">CIRCLE</text:span><text:span text:style-name="T37_2">_</text:span><text:span text:style-name="T37_3">SLOT</text:span></text:p>
                </table:table-cell>
                <table:table-cell table:style-name="Cell20">
                  <text:p text:style-name="P38"><text:span text:style-name="T38_1">The</text:span><text:span text:style-name="T38_2"><text:s/></text:span><text:span text:style-name="T38_3">corresponding</text:span><text:span text:style-name="T38_4"><text:s/></text:span><text:span text:style-name="T38_5">slot</text:span><text:span text:style-name="T38_6"><text:s/></text:span><text:span text:style-name="T38_7">on</text:span><text:span text:style-name="T38_8"><text:s/></text:span><text:span text:style-name="T38_9">the</text:span><text:span text:style-name="T38_10"><text:s/></text:span><text:span text:style-name="T38_11">board</text:span><text:span text:style-name="T38_12"><text:s/></text:span><text:span text:style-name="T38_13">has</text:span><text:span text:style-name="T38_14"><text:s/></text:span><text:span text:style-name="T38_15">a</text:span><text:span text:style-name="T38_16"><text:s/></text:span><text:span text:style-name="T38_17">circle</text:span></text:p>
                </table:table-cell>
              </table:table-row>
            </table:table>
            <text:p text:style-name="P39"/>
            <text:p text:style-name="P40"/>
            <text:p text:style-name="P41"><text:span text:style-name="T41_1">Type</text:span><text:span text:style-name="T41_2"><text:s/></text:span><text:span text:style-name="T41_3">in</text:span><text:span text:style-name="T41_4"><text:s/></text:span><text:span text:style-name="T41_5">your</text:span><text:span text:style-name="T41_6"><text:s/></text:span><text:span text:style-name="T41_7">answer</text:span><text:span text:style-name="T41_8"><text:s/></text:span><text:span text:style-name="T41_9">in</text:span><text:span text:style-name="T41_10"><text:s/></text:span><text:span text:style-name="T41_11">the</text:span><text:span text:style-name="T41_12"><text:s/></text:span><text:span text:style-name="T41_13">answer</text:span><text:span text:style-name="T41_14"><text:s/></text:span><text:span text:style-name="T41_15">box</text:span><text:span text:style-name="T41_16"><text:s/></text:span><text:span text:style-name="T41_17">below</text:span></text:p>
          </table:table-cell>
        </table:table-row>
        <table:table-row table:style-name="Row11">
          <table:table-cell table:style-name="Cell21">
            <text:p text:style-name="P42"><text:span text:style-name="T42_1">Answer</text:span></text:p>
          </table:table-cell>
        </table:table-row>
        <table:table-row table:style-name="Row12">
          <table:table-cell table:style-name="Cell22">
            <text:p text:style-name="P43"/>
            <text:p text:style-name="P44"><text:span text:style-name="T44_1">Complete</text:span><text:span text:style-name="T44_2"><text:s/></text:span><text:span text:style-name="T44_3">TIC</text:span><text:span text:style-name="T44_4">_</text:span><text:span text:style-name="T44_5">TAC</text:span><text:span text:style-name="T44_6">_</text:span><text:span text:style-name="T44_7">TOE</text:span><text:span text:style-name="T44_8"><text:s/></text:span><text:span text:style-name="T44_9">list</text:span><text:span text:style-name="T44_10"><text:s/></text:span><text:span text:style-name="T44_11">below</text:span></text:p>
            <text:p text:style-name="P45"/>
            <text:p text:style-name="P46"/>
            <table:table table:style-name="Table5">
              <table:table-column table:style-name="Column8"/>
              <table:table-column table:style-name="Column9"/>
              <table:table-row table:style-name="Row13">
                <table:table-cell table:style-name="Cell23">
                  <text:p text:style-name="P47"><text:span text:style-name="T47_1">1</text:span></text:p>
                </table:table-cell>
                <table:table-cell table:style-name="Cell24">
                  <text:p text:style-name="P48"/>
                </table:table-cell>
              </table:table-row>
              <table:table-row table:style-name="Row14">
                <table:table-cell table:style-name="Cell25">
                  <text:p text:style-name="P49"><text:span text:style-name="T49_1">2</text:span></text:p>
                </table:table-cell>
                <table:table-cell table:style-name="Cell26">
                  <text:p text:style-name="P50"/>
                </table:table-cell>
              </table:table-row>
              <table:table-row table:style-name="Row15">
                <table:table-cell table:style-name="Cell27">
                  <text:p text:style-name="P51"><text:span text:style-name="T51_1">3</text:span></text:p>
                </table:table-cell>
                <table:table-cell table:style-name="Cell28">
                  <text:p text:style-name="P52"/>
                </table:table-cell>
              </table:table-row>
              <table:table-row table:style-name="Row16">
                <table:table-cell table:style-name="Cell29">
                  <text:p text:style-name="P53"><text:span text:style-name="T53_1">4</text:span></text:p>
                </table:table-cell>
                <table:table-cell table:style-name="Cell30">
                  <text:p text:style-name="P54"/>
                </table:table-cell>
              </table:table-row>
              <table:table-row table:style-name="Row17">
                <table:table-cell table:style-name="Cell31">
                  <text:p text:style-name="P55"><text:span text:style-name="T55_1">5</text:span></text:p>
                </table:table-cell>
                <table:table-cell table:style-name="Cell32">
                  <text:p text:style-name="P56"/>
                </table:table-cell>
              </table:table-row>
              <table:table-row table:style-name="Row18">
                <table:table-cell table:style-name="Cell33">
                  <text:p text:style-name="P57"><text:span text:style-name="T57_1">6</text:span></text:p>
                </table:table-cell>
                <table:table-cell table:style-name="Cell34">
                  <text:p text:style-name="P58"/>
                </table:table-cell>
              </table:table-row>
              <table:table-row table:style-name="Row19">
                <table:table-cell table:style-name="Cell35">
                  <text:p text:style-name="P59"><text:span text:style-name="T59_1">7</text:span></text:p>
                </table:table-cell>
                <table:table-cell table:style-name="Cell36">
                  <text:p text:style-name="P60"/>
                </table:table-cell>
              </table:table-row>
              <table:table-row table:style-name="Row20">
                <table:table-cell table:style-name="Cell37">
                  <text:p text:style-name="P61"><text:span text:style-name="T61_1">8</text:span></text:p>
                </table:table-cell>
                <table:table-cell table:style-name="Cell38">
                  <text:p text:style-name="P62"/>
                </table:table-cell>
              </table:table-row>
              <table:table-row table:style-name="Row21">
                <table:table-cell table:style-name="Cell39">
                  <text:p text:style-name="P63"><text:span text:style-name="T63_1">9</text:span></text:p>
                </table:table-cell>
                <table:table-cell table:style-name="Cell40">
                  <text:p text:style-name="P64"/>
                </table:table-cell>
              </table:table-row>
            </table:table>
            <text:p text:style-name="P65"/>
            <text:p text:style-name="P66"/>
          </table:table-cell>
        </table:table-row>
      </table:table>
      <text:p text:style-name="P67"/>
      <text:p text:style-name="P68"/>
      <text:p text:style-name="P69"/>
      <table:table table:style-name="Table6">
        <table:table-column table:style-name="Column10"/>
        <table:table-row table:style-name="Row22">
          <table:table-cell table:style-name="Cell41">
            <text:p text:style-name="P70"><text:span text:style-name="T70_1">Question</text:span><text:span text:style-name="T70_2"><text:s/>2</text:span></text:p>
          </table:table-cell>
        </table:table-row>
        <table:table-row table:style-name="Row23">
          <table:table-cell table:style-name="Cell42">
            <text:p text:style-name="P71"><text:span text:style-name="T71_1">A</text:span><text:span text:style-name="T71_2"><text:s/></text:span><text:span text:style-name="T71_3">TIC</text:span><text:span text:style-name="T71_4">-</text:span><text:span text:style-name="T71_5">TAC</text:span><text:span text:style-name="T71_6">-</text:span><text:span text:style-name="T71_7">TOE</text:span><text:span text:style-name="T71_8"><text:s/></text:span><text:span text:style-name="T71_9">game</text:span><text:span text:style-name="T71_10"><text:s/></text:span><text:span text:style-name="T71_11">is</text:span><text:span text:style-name="T71_12"><text:s/></text:span><text:span text:style-name="T71_13">in</text:span><text:span text:style-name="T71_14"><text:s/></text:span><text:span text:style-name="T71_15">progress</text:span><text:span text:style-name="T71_16">.<text:s/></text:span><text:span text:style-name="T71_17">The</text:span><text:span text:style-name="T71_18"><text:s/></text:span><text:span text:style-name="T71_19">corresponding</text:span><text:span text:style-name="T71_20"><text:s/></text:span><text:span text:style-name="T71_21">TIC</text:span><text:span text:style-name="T71_22">_</text:span><text:span text:style-name="T71_23">TAC</text:span><text:span text:style-name="T71_24">_</text:span><text:span text:style-name="T71_25">TOE</text:span><text:span text:style-name="T71_26"><text:s/></text:span><text:span text:style-name="T71_27">list</text:span><text:span text:style-name="T71_28"><text:s/></text:span><text:span text:style-name="T71_29">is</text:span><text:span text:style-name="T71_30"><text:s/></text:span><text:span text:style-name="T71_31">below</text:span></text:p>
            <text:p text:style-name="P72"/>
            <text:p text:style-name="P73"/>
            <table:table table:style-name="Table7">
              <table:table-column table:style-name="Column11"/>
              <table:table-column table:style-name="Column12"/>
              <table:table-row table:style-name="Row24">
                <table:table-cell table:style-name="Cell43">
                  <text:p text:style-name="P74"><text:span text:style-name="T74_1">1</text:span></text:p>
                </table:table-cell>
                <table:table-cell table:style-name="Cell44">
                  <text:p text:style-name="P75"><text:span text:style-name="T75_1">EMPTY</text:span><text:span text:style-name="T75_2">_</text:span><text:span text:style-name="T75_3">SLOT</text:span></text:p>
                </table:table-cell>
              </table:table-row>
              <table:table-row table:style-name="Row25">
                <table:table-cell table:style-name="Cell45">
                  <text:p text:style-name="P76"><text:span text:style-name="T76_1">2</text:span></text:p>
                </table:table-cell>
                <table:table-cell table:style-name="Cell46">
                  <text:p text:style-name="P77"><text:span text:style-name="T77_1">CROSS</text:span><text:span text:style-name="T77_2">_</text:span><text:span text:style-name="T77_3">SLOT</text:span></text:p>
                </table:table-cell>
              </table:table-row>
              <table:table-row table:style-name="Row26">
                <table:table-cell table:style-name="Cell47">
                  <text:p text:style-name="P78"><text:span text:style-name="T78_1">3</text:span></text:p>
                </table:table-cell>
                <table:table-cell table:style-name="Cell48">
                  <text:p text:style-name="P79"><text:span text:style-name="T79_1">CIRCLE</text:span><text:span text:style-name="T79_2">_</text:span><text:span text:style-name="T79_3">SLOT</text:span></text:p>
                </table:table-cell>
              </table:table-row>
              <table:table-row table:style-name="Row27">
                <table:table-cell table:style-name="Cell49">
                  <text:p text:style-name="P80"><text:span text:style-name="T80_1">4</text:span></text:p>
                </table:table-cell>
                <table:table-cell table:style-name="Cell50">
                  <text:p text:style-name="P81"><text:span text:style-name="T81_1">EMPTY</text:span><text:span text:style-name="T81_2">_</text:span><text:span text:style-name="T81_3">SLOT</text:span></text:p>
                </table:table-cell>
              </table:table-row>
              <table:table-row table:style-name="Row28">
                <table:table-cell table:style-name="Cell51">
                  <text:p text:style-name="P82"><text:span text:style-name="T82_1">5</text:span></text:p>
                </table:table-cell>
                <table:table-cell table:style-name="Cell52">
                  <text:p text:style-name="P83"><text:span text:style-name="T83_1">CROSS</text:span><text:span text:style-name="T83_2">_</text:span><text:span text:style-name="T83_3">SLOT</text:span></text:p>
                </table:table-cell>
              </table:table-row>
              <table:table-row table:style-name="Row29">
                <table:table-cell table:style-name="Cell53">
                  <text:p text:style-name="P84"><text:span text:style-name="T84_1">6</text:span></text:p>
                </table:table-cell>
                <table:table-cell table:style-name="Cell54">
                  <text:p text:style-name="P85"><text:span text:style-name="T85_1">EMPTY</text:span><text:span text:style-name="T85_2">_</text:span><text:span text:style-name="T85_3">SLOT</text:span></text:p>
                </table:table-cell>
              </table:table-row>
              <table:table-row table:style-name="Row30">
                <table:table-cell table:style-name="Cell55">
                  <text:p text:style-name="P86"><text:span text:style-name="T86_1">7</text:span></text:p>
                </table:table-cell>
                <table:table-cell table:style-name="Cell56">
                  <text:p text:style-name="P87"><text:span text:style-name="T87_1">CIRCLE</text:span><text:span text:style-name="T87_2">_</text:span><text:span text:style-name="T87_3">SLOT</text:span></text:p>
                </table:table-cell>
              </table:table-row>
              <table:table-row table:style-name="Row31">
                <table:table-cell table:style-name="Cell57">
                  <text:p text:style-name="P88"><text:span text:style-name="T88_1">8</text:span></text:p>
                </table:table-cell>
                <table:table-cell table:style-name="Cell58">
                  <text:p text:style-name="P89"><text:span text:style-name="T89_1">CROSS</text:span><text:span text:style-name="T89_2">_</text:span><text:span text:style-name="T89_3">SLOT</text:span></text:p>
                </table:table-cell>
              </table:table-row>
              <table:table-row table:style-name="Row32">
                <table:table-cell table:style-name="Cell59">
                  <text:p text:style-name="P90"><text:span text:style-name="T90_1">9</text:span></text:p>
                </table:table-cell>
                <table:table-cell table:style-name="Cell60">
                  <text:p text:style-name="P91"><text:span text:style-name="T91_1">EMPTY</text:span><text:span text:style-name="T91_2">_</text:span><text:span text:style-name="T91_3">SLOT</text:span></text:p>
                </table:table-cell>
              </table:table-row>
            </table:table>
            <text:p text:style-name="P92"/>
            <text:p text:style-name="P93"/>
            <text:p text:style-name="P94"><text:span text:style-name="T94_1">Does</text:span><text:span text:style-name="T94_2"><text:s/></text:span><text:span text:style-name="T94_3">the</text:span><text:span text:style-name="T94_4"><text:s/></text:span><text:span text:style-name="T94_5">game</text:span><text:span text:style-name="T94_6"><text:s/></text:span><text:span text:style-name="T94_7">have</text:span><text:span text:style-name="T94_8"><text:s/></text:span><text:span text:style-name="T94_9">a</text:span><text:span text:style-name="T94_10"><text:s/></text:span><text:span text:style-name="T94_11">winning</text:span><text:span text:style-name="T94_12"><text:s/></text:span><text:span text:style-name="T94_13">combination</text:span><text:span text:style-name="T94_14">?</text:span></text:p>
            <text:p text:style-name="P95"/>
            <text:p text:style-name="P96"><text:span text:style-name="T96_1">Answer</text:span><text:span text:style-name="T96_2"><text:s/></text:span><text:span text:style-name="T96_3">Yes</text:span><text:span text:style-name="T96_4"><text:s/></text:span><text:span text:style-name="T96_5">or</text:span><text:span text:style-name="T96_6"><text:s/></text:span><text:span text:style-name="T96_7">No</text:span><text:span text:style-name="T96_8"><text:s/></text:span><text:span text:style-name="T96_9">in</text:span><text:span text:style-name="T96_10"><text:s/></text:span><text:span text:style-name="T96_11">the</text:span><text:span text:style-name="T96_12"><text:s/></text:span><text:span text:style-name="T96_13">answer</text:span><text:span text:style-name="T96_14"><text:s/></text:span><text:span text:style-name="T96_15">box</text:span><text:span text:style-name="T96_16"><text:s/></text:span><text:span text:style-name="T96_17">below</text:span><text:span text:style-name="T96_18"><text:line-break/><text:line-break/><text:line-break/></text:span><text:span text:style-name="T96_19">Type</text:span><text:span text:style-name="T96_20"><text:s/></text:span><text:span text:style-name="T96_21">in</text:span><text:span text:style-name="T96_22"><text:s/></text:span><text:span text:style-name="T96_23">your</text:span><text:span text:style-name="T96_24"><text:s/></text:span><text:span text:style-name="T96_25">answer</text:span><text:span text:style-name="T96_26"><text:s/></text:span><text:span text:style-name="T96_27">in</text:span><text:span text:style-name="T96_28"><text:s/></text:span><text:span text:style-name="T96_29">the</text:span><text:span text:style-name="T96_30"><text:s/></text:span><text:span text:style-name="T96_31">answer</text:span><text:span text:style-name="T96_32"><text:s/></text:span><text:span text:style-name="T96_33">box</text:span><text:span text:style-name="T96_34"><text:s/></text:span><text:span text:style-name="T96_35">below</text:span></text:p>
          </table:table-cell>
        </table:table-row>
        <table:table-row table:style-name="Row33">
          <table:table-cell table:style-name="Cell61">
            <text:p text:style-name="P97"><text:span text:style-name="T97_1">Answer</text:span></text:p>
          </table:table-cell>
        </table:table-row>
        <table:table-row table:style-name="Row34">
          <table:table-cell table:style-name="Cell62">
            <text:p text:style-name="P98"/>
            <text:p text:style-name="P99"/>
            <text:p text:style-name="P100"/>
          </table:table-cell>
        </table:table-row>
      </table:table>
      <text:p text:style-name="P101"/>
      <text:p text:style-name="P102"/>
      <text:p text:style-name="P103"/>
      <table:table table:style-name="Table8">
        <table:table-column table:style-name="Column13"/>
        <table:table-row table:style-name="Row35">
          <table:table-cell table:style-name="Cell63">
            <text:p text:style-name="P104"><text:span text:style-name="T104_1">Question</text:span><text:span text:style-name="T104_2"><text:s/>3</text:span></text:p>
          </table:table-cell>
        </table:table-row>
        <table:table-row table:style-name="Row36">
          <table:table-cell table:style-name="Cell64">
            <text:p text:style-name="P105"><text:span text:style-name="T105_1">A</text:span><text:span text:style-name="T105_2"><text:s/></text:span><text:span text:style-name="T105_3">TIC</text:span><text:span text:style-name="T105_4">-</text:span><text:span text:style-name="T105_5">TAC</text:span><text:span text:style-name="T105_6">-</text:span><text:span text:style-name="T105_7">TOE</text:span><text:span text:style-name="T105_8"><text:s/></text:span><text:span text:style-name="T105_9">game</text:span><text:span text:style-name="T105_10"><text:s/></text:span><text:span text:style-name="T105_11">is</text:span><text:span text:style-name="T105_12"><text:s/></text:span><text:span text:style-name="T105_13">in</text:span><text:span text:style-name="T105_14"><text:s/></text:span><text:span text:style-name="T105_15">progress</text:span><text:span text:style-name="T105_16">.<text:s/></text:span><text:span text:style-name="T105_17">After</text:span><text:span text:style-name="T105_18"><text:s/></text:span><text:span text:style-name="T105_19">a</text:span><text:span text:style-name="T105_20"><text:s/></text:span><text:span text:style-name="T105_21">few</text:span><text:span text:style-name="T105_22"><text:s/></text:span><text:span text:style-name="T105_23">turns</text:span><text:span text:style-name="T105_24">,<text:s/></text:span><text:span text:style-name="T105_25">the</text:span><text:span text:style-name="T105_26"><text:s/></text:span><text:span text:style-name="T105_27">corresponding</text:span><text:span text:style-name="T105_28"><text:s/></text:span><text:span text:style-name="T105_29">TIC</text:span><text:span text:style-name="T105_30">_</text:span><text:span text:style-name="T105_31">TAC</text:span><text:span text:style-name="T105_32">_</text:span><text:span text:style-name="T105_33">TOE</text:span><text:span text:style-name="T105_34"><text:s/></text:span><text:span text:style-name="T105_35">list</text:span><text:span text:style-name="T105_36"><text:s/></text:span><text:span text:style-name="T105_37">is</text:span><text:span text:style-name="T105_38"><text:s/></text:span><text:span text:style-name="T105_39">has</text:span><text:span text:style-name="T105_40"><text:s/></text:span><text:span text:style-name="T105_41">been</text:span><text:span text:style-name="T105_42"><text:s/></text:span><text:span text:style-name="T105_43">updated</text:span><text:span text:style-name="T105_44"><text:s/></text:span><text:span text:style-name="T105_45">as</text:span><text:span text:style-name="T105_46"><text:s/></text:span><text:span text:style-name="T105_47">below</text:span></text:p>
            <text:p text:style-name="P106"/>
            <text:p text:style-name="P107"/>
            <table:table table:style-name="Table9">
              <table:table-column table:style-name="Column14"/>
              <table:table-column table:style-name="Column15"/>
              <table:table-row table:style-name="Row37">
                <table:table-cell table:style-name="Cell65">
                  <text:p text:style-name="P108"><text:span text:style-name="T108_1">1</text:span></text:p>
                </table:table-cell>
                <table:table-cell table:style-name="Cell66">
                  <text:p text:style-name="P109"><text:span text:style-name="T109_1">EMPTY</text:span><text:span text:style-name="T109_2">_</text:span><text:span text:style-name="T109_3">SLOT</text:span></text:p>
                </table:table-cell>
              </table:table-row>
              <table:table-row table:style-name="Row38">
                <table:table-cell table:style-name="Cell67">
                  <text:p text:style-name="P110"><text:span text:style-name="T110_1">2</text:span></text:p>
                </table:table-cell>
                <table:table-cell table:style-name="Cell68">
                  <text:p text:style-name="P111"><text:span text:style-name="T111_1">CROSS</text:span><text:span text:style-name="T111_2">_</text:span><text:span text:style-name="T111_3">SLOT</text:span></text:p>
                </table:table-cell>
              </table:table-row>
              <table:table-row table:style-name="Row39">
                <table:table-cell table:style-name="Cell69">
                  <text:p text:style-name="P112"><text:span text:style-name="T112_1">3</text:span></text:p>
                </table:table-cell>
                <table:table-cell table:style-name="Cell70">
                  <text:p text:style-name="P113"><text:span text:style-name="T113_1">CIRCLE</text:span><text:span text:style-name="T113_2">_</text:span><text:span text:style-name="T113_3">SLOT</text:span></text:p>
                </table:table-cell>
              </table:table-row>
              <table:table-row table:style-name="Row40">
                <table:table-cell table:style-name="Cell71">
                  <text:p text:style-name="P114"><text:span text:style-name="T114_1">4</text:span></text:p>
                </table:table-cell>
                <table:table-cell table:style-name="Cell72">
                  <text:p text:style-name="P115"><text:span text:style-name="T115_1">EMPTY</text:span><text:span text:style-name="T115_2">_</text:span><text:span text:style-name="T115_3">SLOT</text:span></text:p>
                </table:table-cell>
              </table:table-row>
              <table:table-row table:style-name="Row41">
                <table:table-cell table:style-name="Cell73">
                  <text:p text:style-name="P116"><text:span text:style-name="T116_1">5</text:span></text:p>
                </table:table-cell>
                <table:table-cell table:style-name="Cell74">
                  <text:p text:style-name="P117"><text:span text:style-name="T117_1">CROSS</text:span><text:span text:style-name="T117_2">_</text:span><text:span text:style-name="T117_3">SLOT</text:span></text:p>
                </table:table-cell>
              </table:table-row>
              <table:table-row table:style-name="Row42">
                <table:table-cell table:style-name="Cell75">
                  <text:p text:style-name="P118"><text:span text:style-name="T118_1">6</text:span></text:p>
                </table:table-cell>
                <table:table-cell table:style-name="Cell76">
                  <text:p text:style-name="P119"><text:span text:style-name="T119_1">EMPTY</text:span><text:span text:style-name="T119_2">_</text:span><text:span text:style-name="T119_3">SLOT</text:span></text:p>
                </table:table-cell>
              </table:table-row>
              <table:table-row table:style-name="Row43">
                <table:table-cell table:style-name="Cell77">
                  <text:p text:style-name="P120"><text:span text:style-name="T120_1">7</text:span></text:p>
                </table:table-cell>
                <table:table-cell table:style-name="Cell78">
                  <text:p text:style-name="P121"><text:span text:style-name="T121_1">CIRCLE</text:span><text:span text:style-name="T121_2">_</text:span><text:span text:style-name="T121_3">SLOT</text:span></text:p>
                </table:table-cell>
              </table:table-row>
              <table:table-row table:style-name="Row44">
                <table:table-cell table:style-name="Cell79">
                  <text:p text:style-name="P122"><text:span text:style-name="T122_1">8</text:span></text:p>
                </table:table-cell>
                <table:table-cell table:style-name="Cell80">
                  <text:p text:style-name="P123"><text:span text:style-name="T123_1">CROSS</text:span><text:span text:style-name="T123_2">_</text:span><text:span text:style-name="T123_3">SLOT</text:span></text:p>
                </table:table-cell>
              </table:table-row>
              <table:table-row table:style-name="Row45">
                <table:table-cell table:style-name="Cell81">
                  <text:p text:style-name="P124"><text:span text:style-name="T124_1">9</text:span></text:p>
                </table:table-cell>
                <table:table-cell table:style-name="Cell82">
                  <text:p text:style-name="P125"><text:span text:style-name="T125_1">EMPTY</text:span><text:span text:style-name="T125_2">_</text:span><text:span text:style-name="T125_3">SLOT</text:span></text:p>
                </table:table-cell>
              </table:table-row>
            </table:table>
            <text:p text:style-name="P126"/>
            <text:p text:style-name="P127"/>
            <text:p text:style-name="P128"><text:span text:style-name="T128_1">What</text:span><text:span text:style-name="T128_2"><text:s/></text:span><text:span text:style-name="T128_3">is</text:span><text:span text:style-name="T128_4"><text:s/></text:span><text:span text:style-name="T128_5">the</text:span><text:span text:style-name="T128_6"><text:s/></text:span><text:span text:style-name="T128_7">value</text:span><text:span text:style-name="T128_8"><text:s/></text:span><text:span text:style-name="T128_9">of</text:span><text:span text:style-name="T128_10"><text:s/></text:span><text:span text:style-name="T128_11">the</text:span><text:span text:style-name="T128_12"><text:s/></text:span><text:span text:style-name="T128_13">TURN</text:span><text:span text:style-name="T128_14"><text:s/></text:span><text:span text:style-name="T128_15">variable</text:span><text:span text:style-name="T128_16">?<text:s/></text:span></text:p>
            <text:p text:style-name="P129"><text:span text:style-name="T129_1">(</text:span><text:span text:style-name="T129_2">Remember</text:span><text:span text:style-name="T129_3"><text:s/></text:span><text:span text:style-name="T129_4">TURN</text:span><text:span text:style-name="T129_5"><text:s/></text:span><text:span text:style-name="T129_6">starts</text:span><text:span text:style-name="T129_7"><text:s/></text:span><text:span text:style-name="T129_8">at</text:span><text:span text:style-name="T129_9"><text:s/>0<text:s/></text:span><text:span text:style-name="T129_10">and</text:span><text:span text:style-name="T129_11"><text:s/></text:span><text:span text:style-name="T129_12">indicates</text:span><text:span text:style-name="T129_13"><text:s/></text:span><text:span text:style-name="T129_14">the</text:span><text:span text:style-name="T129_15"><text:s/></text:span><text:span text:style-name="T129_16">value</text:span><text:span text:style-name="T129_17"><text:s/></text:span><text:span text:style-name="T129_18">to</text:span><text:span text:style-name="T129_19"><text:s/></text:span><text:span text:style-name="T129_20">be</text:span><text:span text:style-name="T129_21"><text:s/></text:span><text:span text:style-name="T129_22">used</text:span><text:span text:style-name="T129_23"><text:s/></text:span><text:span text:style-name="T129_24">for</text:span><text:span text:style-name="T129_25"><text:s/></text:span><text:span text:style-name="T129_26">the</text:span><text:span text:style-name="T129_27"><text:s/></text:span><text:span text:style-name="T129_28">next</text:span><text:span text:style-name="T129_29"><text:s/></text:span><text:span text:style-name="T129_30">turn</text:span><text:span text:style-name="T129_31">)</text:span></text:p>
            <text:p text:style-name="P130"/>
            <text:p text:style-name="P131"><text:span text:style-name="T131_1">Type</text:span><text:span text:style-name="T131_2"><text:s/></text:span><text:span text:style-name="T131_3">in</text:span><text:span text:style-name="T131_4"><text:s/></text:span><text:span text:style-name="T131_5">the</text:span><text:span text:style-name="T131_6"><text:s/></text:span><text:span text:style-name="T131_7">answer</text:span><text:span text:style-name="T131_8"><text:s/></text:span><text:span text:style-name="T131_9">in</text:span><text:span text:style-name="T131_10"><text:s/></text:span><text:span text:style-name="T131_11">the</text:span><text:span text:style-name="T131_12"><text:s/></text:span><text:span text:style-name="T131_13">Answer</text:span><text:span text:style-name="T131_14"><text:s/></text:span><text:span text:style-name="T131_15">Box</text:span><text:span text:style-name="T131_16"><text:s/></text:span><text:span text:style-name="T131_17">below</text:span><text:span text:style-name="T131_18">.</text:span></text:p>
          </table:table-cell>
        </table:table-row>
        <table:table-row table:style-name="Row46">
          <table:table-cell table:style-name="Cell83">
            <text:p text:style-name="P132"><text:span text:style-name="T132_1">Answer</text:span></text:p>
          </table:table-cell>
        </table:table-row>
        <table:table-row table:style-name="Row47">
          <table:table-cell table:style-name="Cell84">
            <text:p text:style-name="P133"/>
            <text:p text:style-name="P134"/>
            <text:p text:style-name="P135"/>
            <text:p text:style-name="P136"/>
            <text:p text:style-name="P137"/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